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CEDEC39EA58D9B78.png" manifest:media-type="image/png"/>
  <manifest:file-entry manifest:full-path="Pictures/100000000000032000000320AA51064503C5FAEF.png" manifest:media-type="image/png"/>
  <manifest:file-entry manifest:full-path="Pictures/10000201000001FB000005434D3478B713401FFB.png" manifest:media-type="image/png"/>
  <manifest:file-entry manifest:full-path="Pictures/10000000000003200000032033206D2F3F505802.png" manifest:media-type="image/png"/>
  <manifest:file-entry manifest:full-path="Pictures/10000000000003200000032068DB910DC6EF3141.png" manifest:media-type="image/png"/>
  <manifest:file-entry manifest:full-path="Pictures/1000000000000320000003203D49BD9E6DAB317D.png" manifest:media-type="image/png"/>
  <manifest:file-entry manifest:full-path="Pictures/100000000000032000000320DB7A2116504B7447.png" manifest:media-type="image/png"/>
  <manifest:file-entry manifest:full-path="Pictures/1000020100000049000003E55F4B94072F6BF1F2.png" manifest:media-type="image/png"/>
  <manifest:file-entry manifest:full-path="Pictures/10000000000003200000032070000F62377A4BA9.png" manifest:media-type="image/png"/>
  <manifest:file-entry manifest:full-path="Pictures/100000000000032000000320B44A6ACE263382A6.png" manifest:media-type="image/png"/>
  <manifest:file-entry manifest:full-path="Pictures/1000000000000320000003204C4F1EBEBCA0CD4A.png" manifest:media-type="image/png"/>
  <manifest:file-entry manifest:full-path="Pictures/1000020100000E10000004B05CBE940EF11D94B7.png" manifest:media-type="image/png"/>
  <manifest:file-entry manifest:full-path="Pictures/100002010000049B00000051AF8BBBD48F619BE5.png" manifest:media-type="image/png"/>
  <manifest:file-entry manifest:full-path="Pictures/10000201000001DD000004052D7ADB75EA9B12C3.png" manifest:media-type="image/png"/>
  <manifest:file-entry manifest:full-path="Pictures/100000000000032000000320CA2C7B38D58D30E4.png" manifest:media-type="image/png"/>
  <manifest:file-entry manifest:full-path="Pictures/100002010000025B0000003C78448A25F63770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1cm, 0cm, 2.79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35cm, 0cm, 2.8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81cm, 0cm, 2.83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2.539cm)" draw:image-opacity="100%" style:mirror="none"/>
    </style:style>
    <style:style style:name="gr5" style:family="graphic" style:parent-style-name="objectwithoutfill">
      <style:graphic-properties svg:stroke-width="0.212cm" svg:stroke-color="#996633" draw:marker-start-width="0.518cm" draw:marker-end="Arrow" draw:marker-end-width="0.618cm" svg:stroke-opacity="80%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7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0.766cm" fo:min-width="42.17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cm, 0.563cm)" draw:image-opacity="100%" style:mirror="none"/>
    </style:style>
    <style:style style:name="gr9" style:family="graphic" style:parent-style-name="standard">
      <style:graphic-properties draw:stroke="none" draw:fill="none" fo:min-height="1.02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3cm, 2.012cm, 2.541cm, 2.81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29cm, 2.011cm, 2.542cm, 2.814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83cm, 1.757cm, 2.796cm, 2.814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3cm" svg:height="10.159cm" svg:x="39.95cm" svg:y="10.121cm">
          <draw:image xlink:href="Pictures/100000000000032000000320AA51064503C5FAEF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34.344cm" svg:y="10.12cm">
          <draw:image xlink:href="Pictures/10000000000003200000032033206D2F3F505802.png" xlink:type="simple" xlink:show="embed" xlink:actuate="onLoad" loext:mime-type="image/png">
            <text:p/>
          </draw:image>
        </draw:frame>
        <draw:frame draw:style-name="gr2" draw:text-style-name="P1" draw:layer="layout" svg:width="5.705cm" svg:height="10.373cm" svg:x="28.449cm" svg:y="9.906cm">
          <draw:image xlink:href="Pictures/10000000000003200000032068DB910DC6EF3141.png" xlink:type="simple" xlink:show="embed" xlink:actuate="onLoad" loext:mime-type="image/png">
            <text:p/>
          </draw:image>
        </draw:frame>
        <draw:frame draw:style-name="gr2" draw:text-style-name="P1" draw:layer="layout" svg:width="5.705cm" svg:height="10.374cm" svg:x="22.507cm" svg:y="9.906cm">
          <draw:image xlink:href="Pictures/1000000000000320000003203D49BD9E6DAB317D.png" xlink:type="simple" xlink:show="embed" xlink:actuate="onLoad" loext:mime-type="image/png">
            <text:p/>
          </draw:image>
        </draw:frame>
        <draw:frame draw:style-name="gr2" draw:text-style-name="P1" draw:layer="layout" svg:width="5.587cm" svg:height="10.159cm" svg:x="16.658cm" svg:y="10.127cm">
          <draw:image xlink:href="Pictures/100000000000032000000320B44A6ACE263382A6.png" xlink:type="simple" xlink:show="embed" xlink:actuate="onLoad" loext:mime-type="image/png">
            <text:p/>
          </draw:image>
        </draw:frame>
        <draw:frame draw:style-name="gr3" draw:text-style-name="P1" draw:layer="layout" svg:width="6.06cm" svg:height="10.54cm" svg:x="10.958cm" svg:y="9.746cm">
          <draw:image xlink:href="Pictures/1000000000000320000003204C4F1EBEBCA0CD4A.png" xlink:type="simple" xlink:show="embed" xlink:actuate="onLoad" loext:mime-type="image/png">
            <text:p/>
          </draw:image>
        </draw:frame>
        <draw:frame draw:style-name="gr4" draw:text-style-name="P1" draw:layer="layout" svg:width="6.35cm" svg:height="10.584cm" svg:x="4.726cm" svg:y="9.75cm">
          <draw:image xlink:href="Pictures/100000000000032000000320DB7A2116504B7447.png" xlink:type="simple" xlink:show="embed" xlink:actuate="onLoad" loext:mime-type="image/png">
            <text:p/>
          </draw:image>
        </draw:frame>
        <draw:line draw:style-name="gr5" draw:text-style-name="P2" draw:layer="layout" svg:x1="7.666cm" svg:y1="18.088cm" svg:x2="42.672cm" svg:y2="18.088cm">
          <text:p/>
        </draw:line>
        <draw:frame draw:style-name="gr6" draw:text-style-name="P4" draw:layer="layout" svg:width="34.798cm" svg:height="1.276cm" svg:x="7.62cm" svg:y="18.264cm">
          <draw:text-box>
            <text:p text:style-name="P3"><text:span text:style-name="T1">Increasing root microbiome network complexity</text:span></text:p>
          </draw:text-box>
        </draw:frame>
        <draw:custom-shape draw:style-name="gr7" draw:text-style-name="P5" draw:layer="layout" svg:width="42.672cm" svg:height="1.016cm" svg:x="3.81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42.926cm" svg:height="7.888cm" svg:x="3.556cm" svg:y="4.309cm">
          <draw:image xlink:href="Pictures/1000020100000E10000004B05CBE940EF11D94B7.png" xlink:type="simple" xlink:show="embed" xlink:actuate="onLoad" loext:mime-type="image/png">
            <text:p/>
          </draw:image>
        </draw:frame>
        <draw:line draw:style-name="gr5" draw:text-style-name="P2" draw:layer="layout" svg:x1="7.613cm" svg:y1="3.388cm" svg:x2="42.619cm" svg:y2="3.388cm">
          <text:p/>
        </draw:line>
        <draw:frame draw:style-name="gr9" draw:text-style-name="P6" draw:layer="layout" svg:width="35.306cm" svg:height="1.276cm" svg:x="7.366cm" svg:y="2.085cm">
          <draw:text-box>
            <text:p text:style-name="P3"><text:span text:style-name="T1">Increasing conifer seedling performance</text:span></text:p>
          </draw:text-box>
        </draw:frame>
        <draw:frame draw:style-name="gr10" draw:text-style-name="P1" draw:layer="layout" svg:width="14.683cm" svg:height="1.008cm" svg:x="17.575cm" svg:y="3.818cm">
          <draw:image xlink:href="Pictures/100002010000049B00000051AF8BBBD48F619BE5.png" xlink:type="simple" xlink:show="embed" xlink:actuate="onLoad" loext:mime-type="image/png">
            <text:p/>
          </draw:image>
        </draw:frame>
        <draw:frame draw:style-name="gr10" draw:text-style-name="P1" draw:layer="layout" svg:width="1.224cm" svg:height="10.902cm" svg:x="2.54cm" svg:y="3.228cm">
          <draw:image xlink:href="Pictures/1000020100000049000003E55F4B94072F6BF1F2.png" xlink:type="simple" xlink:show="embed" xlink:actuate="onLoad" loext:mime-type="image/png">
            <text:p/>
          </draw:image>
        </draw:frame>
        <draw:frame draw:style-name="gr11" draw:text-style-name="P1" draw:layer="layout" svg:width="1.762cm" svg:height="3.565cm" svg:x="4.502cm" svg:y="6.169cm">
          <draw:image xlink:href="Pictures/10000201000001DD000004052D7ADB75EA9B12C3.png" xlink:type="simple" xlink:show="embed" xlink:actuate="onLoad" loext:mime-type="image/png">
            <text:p/>
          </draw:image>
        </draw:frame>
        <draw:frame draw:style-name="gr10" draw:text-style-name="P1" draw:layer="layout" svg:width="2.199cm" svg:height="7.371cm" svg:x="45.02cm" svg:y="2.668cm">
          <draw:image xlink:href="Pictures/10000201000001FB000005434D3478B713401FFB.png" xlink:type="simple" xlink:show="embed" xlink:actuate="onLoad" loext:mime-type="image/png">
            <text:p/>
          </draw:image>
        </draw:frame>
        <draw:frame draw:style-name="gr10" draw:text-style-name="P1" draw:layer="layout" svg:width="18.511cm" svg:height="1.841cm" svg:x="15.863cm" svg:y="3.593cm">
          <draw:image xlink:href="Pictures/100002010000025B0000003C78448A25F6377089.png" xlink:type="simple" xlink:show="embed" xlink:actuate="onLoad" loext:mime-type="image/png">
            <text:p/>
          </draw:image>
        </draw:frame>
        <draw:frame draw:style-name="gr12" draw:text-style-name="P3" draw:layer="layout" svg:width="5.651cm" svg:height="5.92cm" svg:x="34.199cm" svg:y="11.944cm">
          <draw:image xlink:href="Pictures/10000000000003200000032070000F62377A4BA9.png" xlink:type="simple" xlink:show="embed" xlink:actuate="onLoad" loext:mime-type="image/png">
            <text:p/>
          </draw:image>
        </draw:frame>
        <draw:frame draw:style-name="gr13" draw:text-style-name="P3" draw:layer="layout" svg:width="5.698cm" svg:height="5.969cm" svg:x="16.637cm" svg:y="11.684cm">
          <draw:image xlink:href="Pictures/100000000000032000000320CEDEC39EA58D9B78.png" xlink:type="simple" xlink:show="embed" xlink:actuate="onLoad" loext:mime-type="image/png">
            <text:p/>
          </draw:image>
        </draw:frame>
        <draw:frame draw:style-name="gr14" draw:text-style-name="P3" draw:layer="layout" svg:width="5.897cm" svg:height="5.361cm" svg:x="40.331cm" svg:y="12.165cm">
          <draw:image xlink:href="Pictures/100000000000032000000320CA2C7B38D58D30E4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presentation:notes draw:style-name="dp1">
          <draw:page-thumbnail draw:style-name="gr1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13cm" fo:margin-bottom="0cm" fo:text-indent="0cm"/>
      <style:text-properties fo:font-size="3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4cm" fo:margin-bottom="0cm" fo:text-indent="0cm"/>
      <style:text-properties fo:font-size="3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6cm" fo:margin-bottom="0cm" fo:text-indent="0cm"/>
      <style:text-properties fo:font-size="25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7cm" fo:margin-bottom="0cm" fo:text-indent="0cm"/>
      <style:text-properties fo:font-size="25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2.064cm" svg:x="1cm" svg:y="4.888cm"/>
      <draw:page-thumbnail draw:layer="backgroundobjects" svg:width="9.294cm" svg:height="2.064cm" svg:x="1cm" svg:y="12.936cm"/>
      <draw:page-thumbnail draw:layer="backgroundobjects" svg:width="9.294cm" svg:height="2.064cm" svg:x="1cm" svg:y="20.984cm"/>
      <draw:page-thumbnail draw:layer="backgroundobjects" svg:width="9.294cm" svg:height="2.064cm" svg:x="11.295cm" svg:y="4.888cm"/>
      <draw:page-thumbnail draw:layer="backgroundobjects" svg:width="9.294cm" svg:height="2.064cm" svg:x="11.295cm" svg:y="12.936cm"/>
      <draw:page-thumbnail draw:layer="backgroundobjects" svg:width="9.294cm" svg:height="2.064cm" svg:x="11.295cm" svg:y="20.984cm"/>
    </style:handout-master>
    <style:master-page style:name="Default" style:page-layout-name="PM1" draw:style-name="Mdp1">
      <draw:frame presentation:style-name="Default-title" draw:layer="backgroundobjects" svg:width="82.293cm" svg:height="3.392cm" svg:x="4.572cm" svg:y="0.808cm" presentation:class="title" presentation:placeholder="true">
        <draw:text-box/>
      </draw:frame>
      <draw:frame presentation:style-name="Default-outline1" draw:layer="backgroundobjects" svg:width="82.293cm" svg:height="11.784cm" svg:x="4.572cm" svg:y="4.752cm" presentation:class="outline" presentation:placeholder="true">
        <draw:text-box/>
      </draw:frame>
      <draw:frame presentation:style-name="Mpr1" draw:text-style-name="MP2" draw:layer="backgroundobjects" svg:width="21.302cm" svg:height="1.4cm" svg:x="4.572cm" svg:y="18.5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.983cm" svg:height="1.4cm" svg:x="31.269cm" svg:y="18.5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1.302cm" svg:height="1.4cm" svg:x="65.559cm" svg:y="18.50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07:55:57.543395618</meta:creation-date>
    <dc:date>2023-12-05T15:17:43.305482638</dc:date>
    <meta:editing-duration>PT45M49S</meta:editing-duration>
    <meta:editing-cycles>4</meta:editing-cycles>
    <meta:generator>LibreOffice/6.4.7.2$Linux_X86_64 LibreOffice_project/40$Build-2</meta:generator>
    <meta:document-statistic meta:object-count="46"/>
  </office:meta>
</office:document-meta>
</file>